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pitch="fixed"/>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List_20_Paragraph" style:list-style-name="WWNum1"/>
    <style:style style:name="T1" style:family="text">
      <style:text-properties style:text-underline-style="solid" style:text-underline-width="auto" style:text-underline-color="font-color"/>
    </style:style>
    <style:style style:name="T2" style:family="text">
      <style:text-properties fo:font-style="italic" style:font-style-asian="italic"/>
    </style:style>
    <style:style style:name="T3"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From the menu</text:span></text:p>
      <text:p text:style-name="Standard">Use the mouse to click on your selection – you can select using the selector ball as well.</text:p>
      <text:p text:style-name="Standard">Keys :</text:p>
      <text:p text:style-name="Standard">Move selection : Up Down Home End PageUp PageDown</text:p>
      <text:p text:style-name="Standard">Select : Return</text:p>
      <text:p text:style-name="Standard">Exit : Escape</text:p>
      <text:p text:style-name="Standard"><text:span text:style-name="T1">When playing tunes</text:span></text:p>
      <text:p text:style-name="Standard">The icons at the top are (left to right with keyboard)</text:p>
      <text:list xml:id="list1774892841526611850" text:style-name="WWNum1">
        <text:list-item>
          <text:p text:style-name="P2">Restart (R)</text:p>
        </text:list-item>
        <text:list-item>
          <text:p text:style-name="P2">Slow Down (S)</text:p>
        </text:list-item>
        <text:list-item>
          <text:p text:style-name="P2">Normal Speed (N)</text:p>
        </text:list-item>
        <text:list-item>
          <text:p text:style-name="P2">Faster (F)</text:p>
        </text:list-item>
        <text:list-item>
          <text:p text:style-name="P2">Pause/Unpause (P)</text:p>
        </text:list-item>
        <text:list-item>
          <text:p text:style-name="P2">Audio On/Off (A)</text:p>
        </text:list-item>
        <text:list-item>
          <text:p text:style-name="P2">Metronome On/Off (M)</text:p>
        </text:list-item>
        <text:list-item>
          <text:p text:style-name="P2">Quit (Q)</text:p>
        </text:list-item>
      </text:list>
      <text:p text:style-name="Standard">Also you can drag the three balls about at the bottom. The green one is the position in the song and moves along as you play. The yellow ones allow you to select a section to practice which it will play over and over (if the right most yellow ball is at the end it only plays through once).</text:p>
      <text:p text:style-name="Standard">To invert the Fretboard open the file <text:span text:style-name="T2">flipfretboard.txt </text:span>in the media folder and change it to “Yes”, this will put the double melody string at the top rather than the bottom. Note that you have to restart the program to change the fretboard.</text:p>
      <text:p text:style-name="Standard">Paul Robson (<text:a xlink:type="simple" xlink:href="mailto:paul@robsons.org.uk" text:style-name="Internet_20_link" text:visited-style-name="Visited_20_Internet_20_Link">paul@robsons.org.uk</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pitch="fixed"/>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Robson</meta:initial-creator>
    <meta:editing-cycles>5</meta:editing-cycles>
    <meta:creation-date>2016-09-04T07:24:00</meta:creation-date>
    <dc:date>2016-11-21T14:27:19.932821463</dc:date>
    <meta:editing-duration>PT9M38S</meta:editing-duration>
    <meta:generator>LibreOffice/5.2.2.2$Linux_X86_64 LibreOffice_project/20m0$Build-2</meta:generator>
    <meta:document-statistic meta:table-count="0" meta:image-count="0" meta:object-count="0" meta:page-count="1" meta:paragraph-count="19" meta:word-count="184" meta:character-count="940" meta:non-whitespace-character-count="78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